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75cm" fo:min-width="1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text-properties fo:font-size="50pt"/>
    </style:style>
    <style:style style:name="P2" style:family="paragraph">
      <loext:graphic-properties draw:fill="none" draw:fill-color="#ffffff"/>
      <style:text-properties fo:font-size="5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16.5cm" svg:height="6.158cm" svg:x="1cm" svg:y="0.5cm">
          <draw:text-box>
            <text:p text:style-name="P1">Overview Picture</text:p>
          </draw:text-box>
        </draw:frame>
        <draw:custom-shape draw:style-name="gr2" draw:text-style-name="P3" draw:layer="layout" svg:width="3.5cm" svg:height="2.5cm" svg:x="10.5cm" svg:y="11.5cm">
          <text:p text:style-name="P3">Lora Internet Gatewa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2cm" svg:x="19.5cm" svg:y="4cm">
          <text:p text:style-name="P3">Lora Transmit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23cm" svg:y="2cm">
          <text:p text:style-name="P3">Sensor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20cm" svg:y="2cm">
          <text:p text:style-name="P3">Sensor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17cm" svg:y="2cm">
          <text:p text:style-name="P3">Sensor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5cm" svg:height="5cm" svg:x="16.5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5cm" svg:y1="11cm" svg:x2="16.5cm" svg:y2="7cm">
          <text:p/>
        </draw:line>
        <draw:frame draw:style-name="gr7" draw:text-style-name="P5" draw:layer="layout" svg:width="3cm" svg:height="0.962cm" svg:x="15cm" svg:y="8.538cm">
          <draw:text-box>
            <text:p>5 km</text:p>
          </draw:text-box>
        </draw:frame>
        <draw:frame draw:style-name="gr7" draw:text-style-name="P5" draw:layer="layout" svg:width="3cm" svg:height="1.673cm" svg:x="25cm" svg:y="4.827cm">
          <draw:text-box>
            <text:p>One case</text:p>
          </draw:text-box>
        </draw:frame>
        <draw:custom-shape draw:style-name="gr3" draw:text-style-name="P3" draw:layer="layout" svg:width="4.5cm" svg:height="2cm" svg:x="19.5cm" svg:y="4cm">
          <text:p text:style-name="P3">Lora Transmit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23cm" svg:y="2cm">
          <text:p text:style-name="P3">Sensor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20cm" svg:y="2cm">
          <text:p text:style-name="P3">Sensor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17cm" svg:y="2cm">
          <text:p text:style-name="P3">Sensor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5cm" svg:height="5cm" svg:x="16.5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5cm" svg:y1="11cm" svg:x2="16.5cm" svg:y2="7cm">
          <text:p/>
        </draw:line>
        <draw:frame draw:style-name="gr7" draw:text-style-name="P5" draw:layer="layout" svg:width="3cm" svg:height="0.962cm" svg:x="15cm" svg:y="8.538cm">
          <draw:text-box>
            <text:p>5 km</text:p>
          </draw:text-box>
        </draw:frame>
        <draw:custom-shape draw:style-name="gr3" draw:text-style-name="P3" draw:layer="layout" svg:width="4.5cm" svg:height="2cm" svg:x="3.5cm" svg:y="5cm">
          <text:p text:style-name="P3">Lora Transmit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7cm" svg:y="3cm">
          <text:p text:style-name="P3">Sensor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4cm" svg:y="3cm">
          <text:p text:style-name="P3">Sensor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cm" svg:x="1cm" svg:y="3cm">
          <text:p text:style-name="P3">Sensor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5cm" svg:height="5cm" svg:x="0.5cm" svg:y="2.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cm" svg:y1="12cm" svg:x2="2cm" svg:y2="8cm">
          <text:p/>
        </draw:line>
        <draw:frame draw:style-name="gr8" draw:text-style-name="P5" draw:layer="layout" svg:width="3cm" svg:height="1cm" svg:x="3.5cm" svg:y="9.5cm">
          <draw:text-box>
            <text:p>5 km</text:p>
          </draw:text-box>
        </draw:frame>
        <draw:frame draw:style-name="gr7" draw:text-style-name="P5" draw:layer="layout" svg:width="3cm" svg:height="1.673cm" svg:x="8.5cm" svg:y="5.827cm">
          <draw:text-box>
            <text:p>One cas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Sensor</text:p>
          </draw:text-box>
        </draw:frame>
        <draw:frame presentation:style-name="pr3" draw:layer="layout" svg:width="25.199cm" svg:height="3.315cm" svg:x="1.4cm" svg:y="3.685cm" presentation:class="outline" presentation:user-transformed="true">
          <draw:text-box>
            <text:list text:style-name="L3">
              <text:list-header>
                <text:p>A sensor is just a stupid thing, whats just get a value from the real world. No time in it.</text:p>
                <text:p/>
              </text:list-header>
            </text:list>
          </draw:text-box>
        </draw:frame>
        <draw:frame presentation:style-name="pr3" draw:layer="layout" svg:width="25.199cm" svg:height="3.315cm" svg:x="1.801cm" svg:y="10.185cm" presentation:class="outline" presentation:user-transformed="true">
          <draw:text-box>
            <text:list text:style-name="L3">
              <text:list-header>
                <text:p>Example Value:<text:line-break/><text:line-break/>5</text:p>
                <text:p/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ora Transmitter</text:p>
          </draw:text-box>
        </draw:frame>
        <draw:frame presentation:style-name="pr3" draw:layer="layout" svg:width="25.199cm" svg:height="6.315cm" svg:x="1.301cm" svg:y="3.685cm" presentation:class="outline" presentation:user-transformed="true">
          <draw:text-box>
            <text:list text:style-name="L3">
              <text:list-header>
                <text:p>A lora transmitter is a litte bit more intelligent than a sensor.<text:line-break/>A lora transmitter take every 15 minutes one data from each directly wired sensor, add a package number to it and broadcast it via lora over the air.</text:p>
                <text:p>The 42 is here the package number, the 1 is the sensor number and the 5 is the sensor value.<text:line-break/>You can simply add sensors and add them: „2:52;3:meow“ and so on</text:p>
                <text:p/>
              </text:list-header>
            </text:list>
          </draw:text-box>
        </draw:frame>
        <draw:frame presentation:style-name="pr3" draw:layer="layout" svg:width="25.199cm" svg:height="3.315cm" svg:x="1.801cm" svg:y="11.185cm" presentation:class="outline" presentation:user-transformed="true">
          <draw:text-box>
            <text:list text:style-name="L3">
              <text:list-header>
                <text:p>Example Value:<text:line-break/><text:line-break/>42;1:5</text:p>
                <text:p/>
              </text:list-header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Lora Internet Gatewa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>A lora internet gateway is more intelligent.<text:line-break/>Its hears all the time for packages.<text:line-break/>When its get a package, its take the data an add the current time.<text:line-break/>And its create from the raw lora string a json string.<text:line-break/>That string will be sended to the api via an HTTP call.</text:p>
                <text:p/>
                <text:p>Example:<text:line-break/>{<text:line-break/> <text:s text:c="3"/>„time“: „2023-04-30 23:00“,<text:line-break/> <text:s text:c="3"/>„sensorData“: [5,42,“meow“]<text:line-break/>}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21:17:20.035110945</meta:creation-date>
    <dc:date>2023-04-30T21:30:19.786114125</dc:date>
    <meta:editing-duration>PT2M10S</meta:editing-duration>
    <meta:editing-cycles>2</meta:editing-cycles>
    <meta:generator>LibreOffice/7.3.7.2$Linux_X86_64 LibreOffice_project/30$Build-2</meta:generator>
    <meta:document-statistic meta:object-count="62"/>
  </office:meta>
</office:document-meta>
</file>